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fo:font-weight="normal" style:font-size-asian="10pt" style:font-weight-asian="normal"/>
    </style:style>
    <style:style style:name="P2" style:family="paragraph" style:parent-style-name="Standard">
      <style:text-properties fo:color="#000000" style:font-name="Verdana" fo:font-size="10pt" fo:font-weight="bold" style:font-size-asian="10pt" style:font-weight-asian="bold"/>
    </style:style>
    <style:style style:name="P3" style:family="paragraph" style:parent-style-name="Standard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style:text-properties fo:color="#000000" style:font-name="Verdana" fo:font-size="10pt" fo:font-style="normal" fo:font-weight="normal" officeooo:rsid="001712d2" officeooo:paragraph-rsid="001712d2" style:font-size-asian="10pt" style:font-style-asian="normal" style:font-weight-asian="normal"/>
    </style:style>
    <style:style style:name="P5" style:family="paragraph" style:parent-style-name="Standard">
      <style:text-properties fo:color="#000000" style:font-name="Verdana" fo:font-size="10pt" fo:font-style="normal" fo:font-weight="normal" officeooo:rsid="001b41ed" officeooo:paragraph-rsid="001b41ed" style:font-size-asian="10pt" style:font-style-asian="normal" style:font-weight-asian="normal"/>
    </style:style>
    <style:style style:name="P6" style:family="paragraph" style:parent-style-name="Standard">
      <style:text-properties fo:color="#000000" style:font-name="Verdana" fo:font-size="10pt" fo:font-style="normal" fo:font-weight="bold" style:font-size-asian="10pt" style:font-style-asian="normal" style:font-weight-asian="bold"/>
    </style:style>
    <style:style style:name="P7" style:family="paragraph" style:parent-style-name="Standard">
      <style:text-properties fo:color="#000000" style:font-name="Verdana" fo:font-size="10pt" fo:font-style="italic" fo:font-weight="bold" style:font-size-asian="10pt" style:font-style-asian="italic" style:font-weight-asian="bold"/>
    </style:style>
    <style:style style:name="P8" style:family="paragraph" style:parent-style-name="Standard">
      <style:text-properties fo:color="#000000" style:font-name="Verdana" fo:font-size="11pt" fo:font-weight="bold" style:font-size-asian="11pt" style:font-weight-asian="bold"/>
    </style:style>
    <style:style style:name="P9" style:family="paragraph" style:parent-style-name="Standard">
      <style:text-properties fo:color="#000000" style:font-name="Verdana" fo:font-size="11pt" fo:font-style="normal" fo:font-weight="bold" style:font-size-asian="11pt" style:font-style-asian="normal" style:font-weight-asian="bold"/>
    </style:style>
    <style:style style:name="P10" style:family="paragraph" style:parent-style-name="Standard">
      <style:text-properties fo:color="#000000" style:font-name="Verdana" fo:font-size="11pt" fo:font-style="normal" fo:font-weight="bold" officeooo:rsid="001b41ed" officeooo:paragraph-rsid="001b41ed" style:font-size-asian="11pt" style:font-style-asian="normal" style:font-weight-asian="bold"/>
    </style:style>
    <style:style style:name="P11" style:family="paragraph" style:parent-style-name="Standard">
      <style:text-properties fo:color="#000000" style:font-name="Verdana" fo:font-size="12pt" fo:font-weight="bold" style:font-size-asian="12pt" style:font-weight-asian="bold"/>
    </style:style>
    <style:style style:name="P12" style:family="paragraph" style:parent-style-name="Standard">
      <style:text-properties officeooo:rsid="001712d2" officeooo:paragraph-rsid="001712d2"/>
    </style:style>
    <style:style style:name="P13" style:family="paragraph" style:parent-style-name="Standard">
      <style:text-properties style:font-name="Verdana1" fo:font-size="8pt" style:font-size-asian="8pt" style:font-size-complex="8pt"/>
    </style:style>
    <style:style style:name="P14" style:family="paragraph" style:parent-style-name="Standard">
      <style:paragraph-properties fo:break-before="page"/>
      <style:text-properties fo:color="#000000" style:font-name="Verdana" fo:font-size="11pt" fo:font-style="normal" fo:font-weight="bold" style:font-size-asian="11pt" style:font-style-asian="normal" style:font-weight-asian="bold"/>
    </style:style>
    <style:style style:name="P15" style:family="paragraph" style:parent-style-name="Standard" style:master-page-name="Standard">
      <style:paragraph-properties style:page-number="auto"/>
      <style:text-properties fo:color="#000000" style:font-name="Verdana" fo:font-size="12pt" fo:font-weight="bold" style:font-size-asian="12pt" style:font-weight-asian="bold"/>
    </style:style>
    <style:style style:name="P16" style:family="paragraph" style:parent-style-name="Standard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P17" style:family="paragraph" style:parent-style-name="Standard">
      <style:text-properties fo:color="#000000" style:font-name="Verdana" fo:font-size="10pt" fo:font-style="normal" fo:font-weight="normal" officeooo:rsid="001b41ed" officeooo:paragraph-rsid="001659e3" style:font-size-asian="10pt" style:font-style-asian="normal" style:font-weight-asian="normal"/>
    </style:style>
    <style:style style:name="P18" style:family="paragraph" style:parent-style-name="Standard">
      <style:text-properties fo:color="#000000" style:font-name="Verdana" fo:font-size="10pt" fo:font-style="normal" fo:font-weight="normal" officeooo:rsid="001b41ed" officeooo:paragraph-rsid="001b87d5" style:font-size-asian="10pt" style:font-style-asian="normal" style:font-weight-asian="normal"/>
    </style:style>
    <style:style style:name="P19" style:family="paragraph" style:parent-style-name="Standard">
      <style:text-properties fo:color="#000000" style:font-name="Verdana" fo:font-size="10pt" fo:font-style="normal" fo:font-weight="normal" officeooo:rsid="001b87d5" officeooo:paragraph-rsid="001b87d5" style:font-size-asian="10p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style:font-name="Verdana" fo:font-size="10pt" fo:font-style="normal" fo:font-weight="normal" officeooo:rsid="001b87d5" officeooo:paragraph-rsid="001b87d5" style:font-size-asian="10pt" style:font-style-asian="normal" style:font-weight-asian="normal"/>
    </style:style>
    <style:style style:name="P21" style:family="paragraph" style:parent-style-name="Standard">
      <style:text-properties fo:color="#000000" style:font-name="Verdana" fo:font-size="10pt" fo:font-style="normal" fo:font-weight="normal" fo:background-color="#eeeeee" style:font-size-asian="10pt" style:font-style-asian="normal" style:font-weight-asian="normal"/>
    </style:style>
    <style:style style:name="P22" style:family="paragraph" style:parent-style-name="Standard">
      <style:text-properties fo:color="#000000" style:font-name="Verdana" fo:font-size="10pt" fo:font-style="normal" fo:font-weight="normal" officeooo:rsid="001b41ed" officeooo:paragraph-rsid="001b41ed" fo:background-color="#eeeeee" style:font-size-asian="10pt" style:font-style-asian="normal" style:font-weight-asian="normal"/>
    </style:style>
    <style:style style:name="P23" style:family="paragraph" style:parent-style-name="Standard">
      <style:text-properties fo:color="#000000" style:font-name="Verdana" fo:font-size="10pt" fo:font-style="normal" fo:font-weight="normal" officeooo:rsid="001a6456" officeooo:paragraph-rsid="001a6456" fo:background-color="#eeeeee" style:font-size-asian="10pt" style:font-style-asian="normal" style:font-weight-asian="normal"/>
    </style:style>
    <style:style style:name="P24" style:family="paragraph" style:parent-style-name="Standard">
      <style:text-properties fo:color="#000000" style:font-name="Verdana" fo:font-size="10pt" fo:font-style="normal" fo:font-weight="normal" officeooo:rsid="001b87d5" officeooo:paragraph-rsid="001b87d5" fo:background-color="#eeeeee" style:font-size-asian="10pt" style:font-style-asian="normal" style:font-weight-asian="normal"/>
    </style:style>
    <style:style style:name="P25" style:family="paragraph" style:parent-style-name="Standard">
      <style:text-properties fo:color="#000000" style:font-name="Verdana" fo:font-size="10pt" fo:font-style="italic" fo:font-weight="bold" style:font-size-asian="10pt" style:font-style-asian="italic" style:font-weight-asian="bold"/>
    </style:style>
    <style:style style:name="P26" style:family="paragraph" style:parent-style-name="Standard">
      <style:text-properties fo:color="#000000" style:font-name="Verdana" fo:font-size="10pt" fo:font-style="italic" fo:font-weight="bold" officeooo:rsid="001b87d5" officeooo:paragraph-rsid="001b87d5" style:font-size-asian="10pt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000000" style:font-name="Verdana" fo:font-size="10pt" fo:font-style="italic" fo:font-weight="bold" officeooo:paragraph-rsid="001b87d5" style:font-size-asian="10pt" style:font-style-asian="italic" style:font-weight-asian="bold"/>
    </style:style>
    <style:style style:name="P28" style:family="paragraph" style:parent-style-name="Standard">
      <style:text-properties fo:color="#000000" style:font-name="Verdana" fo:font-size="10pt" fo:font-weight="normal" fo:background-color="#eeeeee" style:font-size-asian="10pt" style:font-weight-asian="normal"/>
    </style:style>
    <style:style style:name="P29" style:family="paragraph" style:parent-style-name="Standard">
      <style:text-properties fo:color="#000000" style:font-name="Verdana" fo:font-size="10pt" fo:font-weight="normal" style:font-size-asian="10pt" style:font-weight-asian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Verdana" fo:font-size="10pt" fo:font-weight="normal" officeooo:rsid="001d2b32" officeooo:paragraph-rsid="001d2b32" style:font-size-asian="10pt" style:font-weight-asian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Verdana" fo:font-size="10pt" fo:font-weight="normal" style:font-size-asian="10pt" style:font-weight-asian="normal"/>
    </style:style>
    <style:style style:name="P32" style:family="paragraph" style:parent-style-name="Standard">
      <style:text-properties officeooo:rsid="001d2b32" officeooo:paragraph-rsid="001d2b32"/>
    </style:style>
    <style:style style:name="P33" style:family="paragraph" style:parent-style-name="Standard">
      <style:paragraph-properties fo:text-align="justify" style:justify-single-word="false"/>
      <style:text-properties officeooo:paragraph-rsid="00149e58"/>
    </style:style>
    <style:style style:name="T1" style:family="text">
      <style:text-properties fo:color="#000000" style:font-name="Verdana" fo:font-size="10pt" fo:font-weight="normal" style:font-size-asian="10pt" style:font-weight-asian="normal"/>
    </style:style>
    <style:style style:name="T2" style:family="text">
      <style:text-properties fo:color="#000000" style:font-name="Verdana" fo:font-size="10pt" fo:font-weight="normal" officeooo:rsid="00149e58" style:font-size-asian="10pt" style:font-weight-asian="normal"/>
    </style:style>
    <style:style style:name="T3" style:family="text">
      <style:text-properties fo:color="#000000" style:font-name="Verdana" fo:font-size="10pt" fo:font-weight="normal" officeooo:rsid="001659e3" style:font-size-asian="10pt" style:font-weight-asian="normal"/>
    </style:style>
    <style:style style:name="T4" style:family="text">
      <style:text-properties fo:color="#000000" style:font-name="Verdana" fo:font-size="10pt" fo:font-weight="normal" officeooo:rsid="0016cbe6" style:font-size-asian="10pt" style:font-weight-asian="normal"/>
    </style:style>
    <style:style style:name="T5" style:family="text">
      <style:text-properties fo:color="#000000" style:font-name="Verdana" fo:font-size="10pt" fo:font-weight="normal" officeooo:rsid="001b41ed" style:font-size-asian="10pt" style:font-weight-asian="normal"/>
    </style:style>
    <style:style style:name="T6" style:family="text">
      <style:text-properties fo:color="#000000" style:font-name="Verdana" fo:font-size="10pt" fo:font-weight="normal" officeooo:rsid="001b87d5" style:font-size-asian="10pt" style:font-weight-asian="normal"/>
    </style:style>
    <style:style style:name="T7" style:family="text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Verdana" fo:font-size="10pt" style:text-underline-style="solid" style:text-underline-width="auto" style:text-underline-color="font-color" fo:font-weight="normal" officeooo:rsid="001659e3" style:font-size-asian="10pt" style:font-weight-asian="normal"/>
    </style:style>
    <style:style style:name="T9" style:family="text">
      <style:text-properties fo:color="#000000" style:font-name="Verdana" fo:font-size="11pt" fo:font-weight="bold" style:font-size-asian="11pt" style:font-weight-asian="bold"/>
    </style:style>
    <style:style style:name="T10" style:family="text">
      <style:text-properties fo:color="#000000" style:font-name="Verdana1" fo:font-size="10pt" fo:font-weight="normal" style:font-size-asian="10pt" style:font-weight-asian="normal" style:font-size-complex="10pt"/>
    </style:style>
    <style:style style:name="T11" style:family="text">
      <style:text-properties style:font-name="Verdana1" fo:font-size="10pt" officeooo:rsid="001659e3" style:font-size-asian="10pt" style:font-size-complex="10pt"/>
    </style:style>
    <style:style style:name="T12" style:family="text">
      <style:text-properties style:font-name="Verdana1" fo:font-size="10pt" officeooo:rsid="001b87d5" style:font-size-asian="10pt" style:font-size-complex="10pt"/>
    </style:style>
    <style:style style:name="T13" style:family="text">
      <style:text-properties officeooo:rsid="001712d2"/>
    </style:style>
    <style:style style:name="T14" style:family="text">
      <style:text-properties officeooo:rsid="0018b969"/>
    </style:style>
    <style:style style:name="T15" style:family="text">
      <style:text-properties officeooo:rsid="001b41ed"/>
    </style:style>
    <style:style style:name="T16" style:family="text">
      <style:text-properties officeooo:rsid="001b8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RLSS - Virtual Reality Laser Show Simulator (formerly Vrilda)</text:p>
      <text:p text:style-name="P11"/>
      <text:p text:style-name="P1">By Gitle Mikkelsen / Grix / GrixM / gitlem@gmail.com</text:p>
      <text:p text:style-name="P1"/>
      <text:p text:style-name="Standard"><text:span text:style-name="T3">Source code r</text:span><text:span text:style-name="T1">epository: https://github.com/Grix/vrilda</text:span></text:p>
      <text:p text:style-name="P1"/>
      <text:p text:style-name="P8">Quick start guide for watching a show using the Oculus Rift <text:span text:style-name="T13">DK2</text:span>: </text:p>
      <text:p text:style-name="P2"/>
      <text:p text:style-name="P31">First, acquire a show to play. Right now, no shows are not included with the program for copyright reasons. You can download various free shows here:</text:p>
      <text:p text:style-name="Standard"><text:a xlink:type="simple" xlink:href="http://www.photonlexicon.com/symlinkftp/Laser%20Shows/ILDA%20Frame%20Shows/" text:style-name="Internet_20_link" text:visited-style-name="Visited_20_Internet_20_Link"><text:span text:style-name="T8">http://www.photonlexicon.com/symlinkftp/Laser Shows/ILDA Frame Shows/</text:span></text:a><text:span text:style-name="T1"> (username/password = plftp/readonly)</text:span></text:p>
      <text:p text:style-name="P1"/>
      <text:p text:style-name="P33"><text:span text:style-name="T1">Plug in the rift before starting the program, and set the rift to </text:span><text:span text:style-name="T5">direct</text:span><text:span text:style-name="T1"> </text:span><text:span text:style-name="T5">HMD access </text:span><text:span text:style-name="T1">mode</text:span><text:span text:style-name="T5"> if it isn't already</text:span><text:span text:style-name="T1">. </text:span><text:span text:style-name="T2">U</text:span><text:span text:style-name="T1">se the relevant buttons </text:span><text:span text:style-name="T2">in the main menu </text:span><text:span text:style-name="T1">to load all ilda show files and audio files. </text:span><text:span text:style-name="T2">If </text:span><text:span text:style-name="T5">you want you can</text:span><text:span text:style-name="T2"> </text:span><text:span text:style-name="T5">d</text:span><text:span text:style-name="T1">rag the </text:span><text:span text:style-name="T5">red objects on the screen</text:span><text:span text:style-name="T1"> with your mouse to </text:span><text:span text:style-name="T2">move</text:span><text:span text:style-name="T1"> and rotate projectors. </text:span><text:span text:style-name="T5">You can click the «change perspective» button to view the projectors from the side and top to get a better overview while arranging them. </text:span><text:span text:style-name="T2">When ready, p</text:span><text:span text:style-name="T1">ress Tab </text:span><text:span text:style-name="T2">or click the button «Enter 3D mode»</text:span><text:span text:style-name="T1"> to </text:span><text:span text:style-name="T2">start the simulation</text:span><text:span text:style-name="T1">. </text:span><text:span text:style-name="T6">P</text:span><text:span text:style-name="T2">ut </text:span><text:span text:style-name="T5">the Oculus Rift </text:span><text:span text:style-name="T2">on. </text:span><text:span text:style-name="T1">Then press space to start playback. Lean back and enjoy the show.</text:span></text:p>
      <text:p text:style-name="P1"/>
      <text:p text:style-name="P30">If the program is slow, try pressing F to change to a less demanding laser shader.</text:p>
      <text:p text:style-name="Standard"><text:line-break/><text:span text:style-name="T9">Controls are as follows:</text:span></text:p>
      <text:p text:style-name="P1"/>
      <text:p text:style-name="Standard"><text:span text:style-name="T1">Tab: <text:s/><text:tab/><text:tab/><text:tab/></text:span><text:span text:style-name="T3">Toggle</text:span><text:span text:style-name="T1"> between </text:span><text:span text:style-name="T4">simulation</text:span><text:span text:style-name="T3"> and menu</text:span></text:p>
      <text:p text:style-name="P28">Space: <text:tab/><text:tab/>Play/Pause show</text:p>
      <text:p text:style-name="P1">Backspace:<text:tab/><text:tab/>Stop show, return to start</text:p>
      <text:p text:style-name="P28">N:<text:tab/><text:tab/><text:tab/>Jump to specific frame</text:p>
      <text:p text:style-name="P1">Left/Right Arrow:<text:tab/>Jump one frame backwards/forwards</text:p>
      <text:p text:style-name="P1"/>
      <text:p text:style-name="P7">When in <text:span text:style-name="T15">simulation </text:span>mode <text:span text:style-name="T15">only</text:span>:</text:p>
      <text:p text:style-name="P3">Mouse move:<text:tab/><text:tab/>Look</text:p>
      <text:p text:style-name="P21">W/A/S/D:<text:tab/><text:tab/>Move Forwards/Backwards/Sideways</text:p>
      <text:p text:style-name="P3">C/V:<text:tab/><text:tab/><text:tab/>Move Up/Down</text:p>
      <text:p text:style-name="P21"><text:span text:style-name="T15">F</text:span>:<text:tab/><text:tab/><text:tab/>Toggle <text:span text:style-name="T14">realistic vs fast laser rendering</text:span></text:p>
      <text:p text:style-name="P17">B:<text:tab/><text:tab/><text:tab/>Toggle skybox</text:p>
      <text:p text:style-name="P22">Enter:<text:tab/><text:tab/><text:tab/>Reset camera position</text:p>
      <text:p text:style-name="P3">M:<text:tab/><text:tab/><text:tab/>Save screenshot</text:p>
      <text:p text:style-name="P3"/>
      <text:p text:style-name="P27">When <text:span text:style-name="T16">using an Oculus Rift only</text:span>:</text:p>
      <text:p text:style-name="P18">R: <text:tab/><text:tab/><text:tab/>Reset HMD orientation</text:p>
      <text:p text:style-name="P23"><text:span text:style-name="T16">F2</text:span>:<text:tab/><text:tab/><text:tab/><text:span text:style-name="T16">Toggle info text</text:span></text:p>
      <text:p text:style-name="P20">F3:<text:tab/><text:tab/><text:tab/>Toggle screen mirroring to desktop window</text:p>
      <text:p text:style-name="P24">F4:<text:tab/><text:tab/><text:tab/>Toggle technical/performance info text</text:p>
      <text:p text:style-name="P3"/>
      <text:p text:style-name="Standard"/>
      <text:p text:style-name="P14">Extra credits:</text:p>
      <text:p text:style-name="P6"/>
      <text:p text:style-name="P7"><text:span text:style-name="T16">GM Oculus Rift integration</text:span>:</text:p>
      <text:p text:style-name="P19">«Grelm» @ gmc.yoyogames.com</text:p>
      <text:p text:style-name="P19">and Oculus VR LLC. for the Oculus SDK itself</text:p>
      <text:p text:style-name="P19"/>
      <text:p text:style-name="P26">Saudio Plus:</text:p>
      <text:p text:style-name="P19">«andrewmc» @ gmc.yoyogames.com</text:p>
      <text:p text:style-name="P3"/>
      <text:p text:style-name="P7"><text:span text:style-name="T15">GLSL simplex noise functions</text:span>:</text:p>
      <text:p text:style-name="P5">Ian McEwan, Ashima Arts.</text:p>
      <text:p text:style-name="P3"/>
      <text:p text:style-name="P7">Millisecond to Min:Sec script:</text:p>
      <text:p text:style-name="P3">Brandon 'Shaltif' Rohrer</text:p>
      <text:p text:style-name="P3"/>
      <text:p text:style-name="P7">Skybox graphics</text:p>
      <text:p text:style-name="P3">Hazel Whorley</text:p>
      <text:p text:style-name="P3"/>
      <text:p text:style-name="P3"/>
      <text:p text:style-name="P3"/>
      <text:p text:style-name="P9">Recommended minimum system requirements:</text:p>
      <text:p text:style-name="Standard"><text:line-break/><text:span text:style-name="T7">Windows Vista or newer</text:span></text:p>
      <text:p text:style-name="P3">4 GB RAM</text:p>
      <text:p text:style-name="P3">nVidia GeForce GTX 750 (or AMD equivalent)</text:p>
      <text:p text:style-name="P3">Intel i3 (or AMD equivalent)</text:p>
      <text:p text:style-name="P4">Oculus Rift DK2 head-mounted display</text:p>
      <text:p text:style-name="P32"/>
      <text:p text:style-name="P12"/>
      <text:p text:style-name="P10">License: </text:p>
      <text:p text:style-name="P10"/>
      <text:p text:style-name="P13">The MIT License (MIT)</text:p>
      <text:p text:style-name="P13"/>
      <text:p text:style-name="P13">Copyright (c) 2015 Gitle Mikkelsen</text:p>
      <text:p text:style-name="P13"/>
      <text:p text:style-name="P13">Permission is hereby granted, free of charge, to any person obtaining a copy</text:p>
      <text:p text:style-name="P13">of this software and associated documentation files (the "Software"), to deal</text:p>
      <text:p text:style-name="P13">in the Software without restriction, including without limitation the rights</text:p>
      <text:p text:style-name="P13">to use, copy, modify, merge, publish, distribute, sublicense, and/or sell</text:p>
      <text:p text:style-name="P13">copies of the Software, and to permit persons to whom the Software is</text:p>
      <text:p text:style-name="P13">furnished to do so, subject to the following conditions:</text:p>
      <text:p text:style-name="P13"/>
      <text:p text:style-name="P13">The above copyright notice and this permission notice shall be included in</text:p>
      <text:p text:style-name="P13">all copies or substantial portions of the Software.</text:p>
      <text:p text:style-name="P13"/>
      <text:p text:style-name="P13">THE SOFTWARE IS PROVIDED "AS IS", WITHOUT WARRANTY OF ANY KIND, EXPRESS OR</text:p>
      <text:p text:style-name="P13">IMPLIED, INCLUDING BUT NOT LIMITED TO THE WARRANTIES OF MERCHANTABILITY,</text:p>
      <text:p text:style-name="P13">FITNESS FOR A PARTICULAR PURPOSE AND NONINFRINGEMENT. IN NO EVENT SHALL THE</text:p>
      <text:p text:style-name="P13">AUTHORS OR COPYRIGHT HOLDERS BE LIABLE FOR ANY CLAIM, DAMAGES OR OTHER</text:p>
      <text:p text:style-name="P13">LIABILITY, WHETHER IN AN ACTION OF CONTRACT, TORT OR OTHERWISE, ARISING FROM,</text:p>
      <text:p text:style-name="P13">OUT OF OR IN CONNECTION WITH THE SOFTWARE OR THE USE OR OTHER DEALINGS IN</text:p>
      <text:p text:style-name="P13">TH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6T16:21:32.991000000</dc:date>
    <meta:editing-duration>PT28M41S</meta:editing-duration>
    <meta:editing-cycles>9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63" meta:word-count="526" meta:character-count="3314" meta:non-whitespace-character-count="2817"/>
  </office:meta>
</office:document-meta>
</file>